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2.03pt" svg:height="335.91pt" svg:x="216.88pt" svg:y="90.62pt">
            <draw:object draw:notify-on-update-of-ranges="Sheet1.B8:Sheet1.B8 Sheet1.B9:Sheet1.B40 Sheet1.C8:Sheet1.C8 Sheet1.C9:Sheet1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systim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27T19:16:16.330106230</meta:creation-date>
    <dc:date>2019-09-27T19:23:31.881751503</dc:date>
    <meta:editing-duration>PT7M16S</meta:editing-duration>
    <meta:editing-cycles>1</meta:editing-cycles>
    <meta:document-statistic meta:table-count="1" meta:cell-count="66" meta:object-count="1"/>
    <meta:generator>LibreOffice/6.3.2.2$Linux_X86_64 LibreOffice_project/98b30e735bda24bc04ab42594c85f7fd8be07b9c</meta:generator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006cm" svg:height="11.851cm" xlink:href=".." xlink:type="simple" chart:class="chart:scatter" chart:style-name="ch1">
        <chart:plot-area chart:style-name="ch2" table:cell-range-address="Sheet1.B8:Sheet1.C40" chart:data-source-has-labels="row" svg:x="1.334cm" svg:y="0.237cm" svg:width="15.332cm" svg:height="10.413cm">
          <chartooo:coordinate-region svg:x="2.273cm" svg:y="0.432cm" svg:width="14.294cm" svg:height="9.579cm"/>
          <chart:axis chart:dimension="x" chart:name="primary-x" chart:style-name="ch3">
            <chart:title svg:x="8.361cm" svg:y="10.888cm" chart:style-name="ch4">
              <text:p>Threads</text:p>
            </chart:title>
          </chart:axis>
          <chart:axis chart:dimension="y" chart:name="primary-y" chart:style-name="ch3">
            <chart:title svg:x="0.451cm" svg:y="6.268cm" chart:style-name="ch5">
              <text:p>systime (s)</text:p>
            </chart:title>
            <chart:grid chart:style-name="ch6" chart:class="major"/>
          </chart:axis>
          <chart:series chart:style-name="ch7" chart:values-cell-range-address="Sheet1.C9:Sheet1.C40" chart:label-cell-address="Sheet1.C8:Sheet1.C8" chart:class="chart:scatter">
            <chart:domain table:cell-range-address="Sheet1.B9:Sheet1.B40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ystime</text:p>
                <draw:g>
                  <svg:desc>Sheet1.C8:Sheet1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9:Sheet1.B40</svg:desc>
                </draw:g>
              </table:table-cell>
              <table:table-cell office:value-type="float" office:value="0.063">
                <text:p>0.063</text:p>
                <draw:g>
                  <svg:desc>Sheet1.C9:Sheet1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0.015">
                <text:p>0.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2.2$Linux_X86_64 LibreOffice_project/98b30e735bda24bc04ab42594c85f7fd8be07b9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